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9000001A842F374A4FDC642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17.5cm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13.25cm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17.7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19.25cm"/>
    </style:style>
    <style:style style:name="gr7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9.75cm"/>
    </style:style>
    <style:style style:name="gr9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cm" fo:min-width="17cm"/>
    </style:style>
    <style:style style:name="gr11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1.5cm" svg:x="1.25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75cm" svg:height="1.75cm" svg:x="1.25cm" svg:y="1cm">
          <draw:text-box>
            <text:p>ΚΑΛΩΣΗΡΘΑΤΕ ΣΤΙΣ ΕΞΕΤΑΣΕΙΣ. </text:p>
          </draw:text-box>
        </draw:frame>
        <draw:custom-shape draw:style-name="gr3" draw:text-style-name="P1" draw:layer="layout" svg:width="13.75cm" svg:height="1.5cm" svg:x="1.2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6.75cm" svg:height="1.5cm" svg:x="1.75cm" svg:y="3cm">
          <draw:text-box>
            <text:p>ΟΙ ΕΞΕΤΑΣΕΙΣ ΜΟΛΙΣ ΤΕΛΕΙΩΣΑΝ.</text:p>
          </draw:text-box>
        </draw:frame>
        <draw:custom-shape draw:style-name="gr5" draw:text-style-name="P1" draw:layer="layout" svg:width="18.25cm" svg:height="1.5cm" svg:x="1cm" svg:y="4.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75cm" svg:height="1.5cm" svg:x="1.75cm" svg:y="4.75cm">
          <draw:text-box>
            <text:p>ΔΥΣΤΥΧΩΣ, ΟΛΟΙ ΣΑΣ ΚΟΠΗΚΑΤΕ.</text:p>
          </draw:text-box>
        </draw:frame>
        <draw:custom-shape draw:style-name="gr6" draw:text-style-name="P1" draw:layer="layout" svg:width="19.75cm" svg:height="4cm" svg:x="0.75cm" svg:y="6.7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9.5cm" svg:height="3.782cm" svg:x="0.75cm" svg:y="6.75cm">
          <draw:text-box>
            <text:p>ΟΙ ΒΑΘΜΟΙ ΣΑΣ ΑΠΟΘΗΚΕΥΤΗΚΑΝ ΣΤΟΝ SERVER ΤΟΥ ΤΜΗΜΑΤΟΣ ΚΑΙ ΘΑ ΥΠΟΒΛΗΘΟΥΝ ΑΥΡΙΟ ΣΤΗΝ ΓΡΑΜΜΑΤΕΙΑ. </text:p>
          </draw:text-box>
        </draw:frame>
        <draw:custom-shape draw:style-name="gr8" draw:text-style-name="P1" draw:layer="layout" svg:width="10.25cm" svg:height="1.75cm" svg:x="1cm" svg:y="11.2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3.25cm" svg:height="2cm" svg:x="1cm" svg:y="11.25cm">
          <draw:text-box>
            <text:p>ΜΠΟΡΕΙΤΕ ΝΑ ΦΥΓΕΤΕ.</text:p>
          </draw:text-box>
        </draw:frame>
        <draw:custom-shape draw:style-name="gr10" draw:text-style-name="P1" draw:layer="layout" svg:width="17.5cm" svg:height="1.45cm" svg:x="2.25cm" svg:y="2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1cm" svg:height="1.45cm" svg:x="0cm" svg:y="28.25cm">
          <draw:text-box>
            <text:p text:style-name="P3">ΤΕΛΙΚΕΣ ΕΞΕΤΑΣΕΙΣ ΚΥΒΕΡΝΟΑΣΦΑΛΕΙΑΣ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19000001A842F374A4FDC6425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7T15:43:22.572531184</meta:creation-date>
    <dc:date>2023-06-07T15:55:17.473386887</dc:date>
    <meta:editing-duration>PT14S</meta:editing-duration>
    <meta:editing-cycles>2</meta:editing-cycles>
    <meta:generator>LibreOffice/7.3.7.2$Linux_X86_64 LibreOffice_project/30$Build-2</meta:generator>
    <meta:document-statistic meta:object-count="12"/>
  </office:meta>
</office:document-meta>
</file>